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6a3" officeooo:paragraph-rsid="0013e6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21:08:34.144604658</meta:creation-date>
    <dc:date>2026-04-08T21:08:37.617675875</dc:date>
    <meta:editing-duration>PT4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24.2.7.2$Linux_X86_64 LibreOffice_project/420$Build-2</meta:generator>
  </office:meta>
</office:document-meta>
</file>